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52c947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52c94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52c947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e9ea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3dea5" officeooo:paragraph-rsid="0053de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15d4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3dea5" officeooo:paragraph-rsid="0053dea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5076e" officeooo:paragraph-rsid="00615d42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53dea5" officeooo:paragraph-rsid="0053dea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weight="bold" officeooo:rsid="0053dea5" officeooo:paragraph-rsid="0053dea5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53dea5" officeooo:paragraph-rsid="0053dea5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c1c8e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3e30" officeooo:paragraph-rsid="0053dea5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c1c8e" officeooo:paragraph-rsid="005c1c8e" style:font-weight-asian="normal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weight="normal" officeooo:rsid="0053dea5" officeooo:paragraph-rsid="0053dea5" style:font-weight-asian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5076e" officeooo:paragraph-rsid="00615d42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3dea5" officeooo:paragraph-rsid="0053dea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officeooo:paragraph-rsid="0053dea5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style:font-size-asian="12pt" style:font-size-complex="12pt"/>
    </style:style>
    <style:style style:name="T3" style:family="text">
      <style:text-properties style:font-name="DejaVu Sans Condensed" fo:font-size="12pt" officeooo:rsid="004be9ea" style:font-size-asian="12pt" style:font-size-complex="12pt"/>
    </style:style>
    <style:style style:name="T4" style:family="text">
      <style:text-properties style:text-line-through-style="none" style:text-line-through-type="none" style:font-name="DejaVu Sans Condensed" fo:font-size="12pt" fo:font-style="normal" fo:font-weight="normal" officeooo:rsid="0053dea5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style="normal" fo:font-weight="bold" officeooo:rsid="0053dea5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fo:font-weight="bold" officeooo:rsid="00546a2e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2pt" fo:font-style="normal" fo:font-weight="bold" officeooo:rsid="0053dea5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size="12pt" fo:font-style="normal" fo:font-weight="bold" officeooo:rsid="005b092e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546a2e" style:font-size-asian="12pt" style:font-style-asian="normal" style:font-size-complex="12pt" style:font-style-complex="normal"/>
    </style:style>
    <style:style style:name="T12" style:family="text">
      <style:text-properties fo:font-size="12pt" fo:font-style="normal" officeooo:rsid="0053dea5" style:font-size-asian="12pt" style:font-style-asian="normal" style:font-size-complex="12pt" style:font-style-complex="normal"/>
    </style:style>
    <style:style style:name="T13" style:family="text">
      <style:text-properties fo:font-size="12pt" fo:font-style="normal" officeooo:rsid="005b092e" style:font-size-asian="12pt" style:font-style-asian="normal" style:font-size-complex="12pt" style:font-style-complex="normal"/>
    </style:style>
    <style:style style:name="T14" style:family="text">
      <style:text-properties fo:font-size="12pt" fo:font-weight="bold" officeooo:rsid="00426a3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426ef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448dbc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53dea5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c7acf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655279" style:font-size-asian="12pt" style:font-weight-asian="bold" style:font-size-complex="12pt" style:font-weight-complex="bold"/>
    </style:style>
    <style:style style:name="T23" style:family="text">
      <style:text-properties officeooo:rsid="0035db3e"/>
    </style:style>
    <style:style style:name="T24" style:family="text">
      <style:text-properties officeooo:rsid="005fc10f"/>
    </style:style>
    <style:style style:name="T25" style:family="text">
      <style:text-properties officeooo:rsid="00615d42"/>
    </style:style>
    <style:style style:name="T26" style:family="text">
      <style:text-properties officeooo:rsid="006358d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3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14">5</text:span><text:span text:style-name="T15">0</text:span><text:span text:style-name="T22">4</text:span><text:span text:style-name="T16"> - </text:span><text:span text:style-name="T17">A/G</text:span><text:span text:style-name="T18"> -</text:span><text:span text:style-name="T19"> </text:span><text:span text:style-name="T21">Pilot - </text:span><text:span text:style-name="T20">TV Guided Bombs (AGM-62 Walleye I and II, GBU-8 HOBOS)</text:span></text:p>
      <text:p text:style-name="P4"/>
      <text:p text:style-name="P11"><text:span text:style-name="T3">F</text:span><text:span text:style-name="T2">ence In</text:span></text:p>
      <text:list text:style-name="L1">
        <text:list-item>
          <text:p text:style-name="P12"><text:span text:style-name="T1">MASTER ARM</text:span><text:span text:style-name="T2"> ... </text:span><text:span text:style-name="T1">ON</text:span></text:p>
        </text:list-item>
      </text:list>
      <text:p text:style-name="P5"/>
      <text:p text:style-name="P7">TV Guided Bombs -- <text:span text:style-name="T25">Weapon setup</text:span></text:p>
      <text:list xml:id="list4138886561" text:style-name="L2">
        <text:list-item>
          <text:p text:style-name="P13"><text:span text:style-name="T6">Sight Mode knob</text:span><text:span text:style-name="T10"> ... </text:span><text:span text:style-name="T6">A/G</text:span></text:p>
        </text:list-item>
        <text:list-item>
          <text:p text:style-name="P13"><text:span text:style-name="T6">Reticle Depression knob ... </text:span><text:span text:style-name="T8">17</text:span><text:span text:style-name="T6"> mils (approx matches </text:span><text:span text:style-name="T8">TV bombs </text:span><text:span text:style-name="T6">boresight)</text:span></text:p>
        </text:list-item>
        <text:list-item>
          <text:p text:style-name="P14"><text:span text:style-name="T6">Station Select buttons</text:span><text:span text:style-name="T10"> ... </text:span><text:span text:style-name="T6">select </text:span><text:span text:style-name="T8">weapon</text:span><text:span text:style-name="T6"> pylons</text:span></text:p>
        </text:list-item>
        <text:list-item>
          <text:p text:style-name="P17"><text:span text:style-name="T6">Fuze switch</text:span><text:span text:style-name="T10"> ... </text:span><text:span text:style-name="T6">NOSE &amp; TAIL</text:span><text:span text:style-name="T10"> or as needed</text:span></text:p>
        </text:list-item>
        <text:list-item>
          <text:p text:style-name="P14"><text:span text:style-name="T6">Delivery Mode knob</text:span><text:span text:style-name="T10"> ... </text:span><text:span text:style-name="T6">DIRECT</text:span></text:p>
        </text:list-item>
        <text:list-item>
          <text:p text:style-name="P14"><text:span text:style-name="T6">Weapon Select knob</text:span><text:span text:style-name="T10"> ... </text:span><text:span text:style-name="T6">TV</text:span></text:p>
        </text:list-item>
      </text:list>
      <text:list text:style-name="L3">
        <text:list-item>
          <text:list>
            <text:list-item>
              <text:p text:style-name="P15"><text:span text:style-name="T8">P</text:span><text:span text:style-name="T7">owers on the </text:span><text:span text:style-name="T8">weapons</text:span><text:span text:style-name="T11"> and </text:span><text:span text:style-name="T10">begins warmup, takes </text:span><text:span text:style-name="T6">3 minutes</text:span><text:span text:style-name="T10">. <text:s/>Use stopwatch to track time.</text:span></text:p>
            </text:list-item>
            <text:list-item>
              <text:p text:style-name="P15"><text:span text:style-name="T10">When warmed up, pylon selection buttons should show </text:span><text:span text:style-name="T6">ARM</text:span><text:span text:style-name="T10">.</text:span></text:p>
            </text:list-item>
            <text:list-item>
              <text:p text:style-name="P15"><text:span text:style-name="T10">To power down, set Weapon Select knob to anything except TV. <text:s/>Warmup will need to be done again if </text:span><text:span text:style-name="T11">set back to TV</text:span><text:span text:style-name="T13">??</text:span></text:p>
            </text:list-item>
          </text:list>
        </text:list-item>
      </text:list>
      <text:list xml:id="list225919928586058" text:continue-list="list4138886561" text:style-name="L2">
        <text:list-item>
          <text:p text:style-name="P14"><text:span text:style-name="T6">RADAR/TV switch</text:span><text:span text:style-name="T10"> ... </text:span><text:span text:style-name="T6">TV</text:span><text:span text:style-name="T10"> (center console left)</text:span></text:p>
        </text:list-item>
        <text:list-item>
          <text:p text:style-name="P19"><text:span text:style-name="T26">Tell Jester to show the weapon video ... </text:span>Jester menu -&gt; Air To Ground Weapons -&gt; TV Video -&gt; <text:span text:style-name="T24">Weapon</text:span></text:p>
        </text:list-item>
      </text:list>
      <text:p text:style-name="P6"/>
      <text:p text:style-name="P8"><text:span text:style-name="T25">TV Guided Bombs -- </text:span><text:span text:style-name="T24">Attack procedure:</text:span></text:p>
      <text:list text:style-name="L4">
        <text:list-item>
          <text:p text:style-name="P16"><text:span text:style-name="T8">Dive</text:span><text:span text:style-name="T10"> on target.</text:span><text:span text:style-name="T12"> <text:s/>Shallow or steeper dive-bombing profile recommended.</text:span></text:p>
        </text:list-item>
        <text:list-item>
          <text:p text:style-name="P18"><text:span text:style-name="T10">TV seekers </text:span><text:span text:style-name="T6">cannot be slewed</text:span><text:span text:style-name="T10">, so fly to put target in the crosshairs.</text:span></text:p>
        </text:list-item>
        <text:list-item>
          <text:p text:style-name="P18"><text:span text:style-name="T10">When crosshairs are over the target, </text:span><text:span text:style-name="T6">press and hold Trigger</text:span><text:span text:style-name="T10"> to </text:span><text:span text:style-name="T9">attempt </text:span><text:span text:style-name="T6">lock</text:span><text:span text:style-name="T10">.</text:span></text:p>
        </text:list-item>
        <text:list-item>
          <text:p text:style-name="P20">There is no range indication, so make sure you're in range.</text:p>
        </text:list-item>
        <text:list-item>
          <text:p text:style-name="P22"><text:span text:style-name="T5">While still holding trigger to maintain lock</text:span><text:span text:style-name="T4">, press and hold </text:span><text:span text:style-name="T5">Red Button</text:span><text:span text:style-name="T4"> to drop.</text:span></text:p>
        </text:list-item>
      </text:list>
      <text:p text:style-name="P9"/>
      <text:p text:style-name="P10">TV Guided Bombs versions</text:p>
      <text:list text:style-name="L5">
        <text:list-item>
          <text:p text:style-name="P21">AGM-65 Walleye I -- 1000 lb warhead</text:p>
        </text:list-item>
        <text:list-item>
          <text:p text:style-name="P21">AGM-65 Walleye II -- 2000 lb warhead, extended range</text:p>
        </text:list-item>
        <text:list-item>
          <text:p text:style-name="P21">GBU-8 HOBOS -- 2000 lb warhea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5-23T22:59:18.954000000</dc:date>
    <meta:editing-duration>P1DT16H33M44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1" meta:word-count="274" meta:character-count="1395" meta:non-whitespace-character-count="1169"/>
  </office:meta>
</office:document-meta>
</file>